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co21" style:family="table-column">
      <style:table-column-properties fo:break-before="auto" style:column-width="9.24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5.95mm"/>
    </style:style>
    <style:style style:name="co24" style:family="table-column">
      <style:table-column-properties fo:break-before="auto" style:column-width="26.14mm"/>
    </style:style>
    <style:style style:name="co25" style:family="table-column">
      <style:table-column-properties fo:break-before="auto" style:column-width="22.33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21" table:default-cell-style-name="Default"/>
        <table:table-column table:style-name="co22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office:value-type="float" office:value="20.447164" calcext:value-type="float">
            <text:p>20,447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C5]/[.D5]*1000000" office:value-type="float" office:value="20.447164" calcext:value-type="float">
            <text:p>20,447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office:value-type="float" office:value="20.387803" calcext:value-type="float">
            <text:p>20,388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C6]/[.D6]*1000000" office:value-type="float" office:value="20.387803" calcext:value-type="float">
            <text:p>20,388</text:p>
          </table:table-cell>
          <table:table-cell table:style-name="ce4" table:formula="of:=[.E6]/[.$E$5]" office:value-type="float" office:value="0.99709685900695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office:value-type="float" office:value="5.353814" calcext:value-type="float">
            <text:p>5,354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C7]/[.D7]*1000000" office:value-type="float" office:value="5.353814" calcext:value-type="float">
            <text:p>5,354</text:p>
          </table:table-cell>
          <table:table-cell table:style-name="ce4" table:formula="of:=[.E7]/[.$E$5]" office:value-type="float" office:value="0.261836507008991" calcext:value-type="float">
            <text:p>0,3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office:value-type="float" office:value="0.042854" calcext:value-type="float">
            <text:p>0,043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3" table:formula="of:=[.C8]/[.D8]*1000000" office:value-type="float" office:value="0.042854" calcext:value-type="float">
            <text:p>0,043</text:p>
          </table:table-cell>
          <table:table-cell table:style-name="ce4" table:formula="of:=[.E8]/[.$E$5]" office:value-type="float" office:value="0.00209584077283285" calcext:value-type="float">
            <text:p>0,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office:value-type="float" office:value="20.447164" calcext:value-type="float">
            <text:p>20,447</text:p>
          </table:table-cell>
          <table:table-cell table:style-name="ce3" table:formula="of:=1024*1024/1000000" office:value-type="float" office:value="1.048576" calcext:value-type="float">
            <text:p>1,049</text:p>
          </table:table-cell>
          <table:table-cell table:style-name="ce3" table:formula="of:=[.D14]/[.C14]" office:value-type="float" office:value="0.0512822218279268" calcext:value-type="float">
            <text:p>0,051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1</text:p>
          </table:table-cell>
          <table:table-cell table:style-name="ce3" office:value-type="float" office:value="20.387803" calcext:value-type="float">
            <text:p>20,388</text:p>
          </table:table-cell>
          <table:table-cell table:style-name="ce3" table:formula="of:=1024*1024/1000000" office:value-type="float" office:value="1.048576" calcext:value-type="float">
            <text:p>1,049</text:p>
          </table:table-cell>
          <table:table-cell table:style-name="ce3" table:formula="of:=[.D15]/[.C15]" office:value-type="float" office:value="0.0514315348250128" calcext:value-type="float">
            <text:p>0,051</text:p>
          </table:table-cell>
          <table:table-cell table:style-name="ce4" table:formula="of:=[.E15]/[.$E$14]" office:value-type="float" office:value="1.00291159376025" calcext:value-type="float">
            <text:p>1,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MP 8</text:p>
          </table:table-cell>
          <table:table-cell table:style-name="ce3" office:value-type="float" office:value="5.353814" calcext:value-type="float">
            <text:p>5,354</text:p>
          </table:table-cell>
          <table:table-cell table:style-name="ce3" table:formula="of:=1024*1024/1000000" office:value-type="float" office:value="1.048576" calcext:value-type="float">
            <text:p>1,049</text:p>
          </table:table-cell>
          <table:table-cell table:style-name="ce3" table:formula="of:=[.D16]/[.C16]" office:value-type="float" office:value="0.19585588890462" calcext:value-type="float">
            <text:p>0,196</text:p>
          </table:table-cell>
          <table:table-cell table:style-name="ce4" table:formula="of:=[.E16]/[.$E$14]" office:value-type="float" office:value="3.81917713241439" calcext:value-type="float">
            <text:p>3,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OpenCL</text:p>
          </table:table-cell>
          <table:table-cell table:style-name="ce3" office:value-type="float" office:value="0.042854" calcext:value-type="float">
            <text:p>0,043</text:p>
          </table:table-cell>
          <table:table-cell table:style-name="ce3" table:formula="of:=1024*1024/1000000" office:value-type="float" office:value="1.048576" calcext:value-type="float">
            <text:p>1,049</text:p>
          </table:table-cell>
          <table:table-cell table:style-name="ce3" table:formula="of:=[.D17]/[.C17]" office:value-type="float" office:value="24.4685676949643" calcext:value-type="float">
            <text:p>24,469</text:p>
          </table:table-cell>
          <table:table-cell table:style-name="ce4" table:formula="of:=[.E17]/[.$E$14]" office:value-type="float" office:value="477.135483268773" calcext:value-type="float">
            <text:p>477,1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ite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serial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table:number-columns-repeated="8"/>
        </table:table-row>
        <table:table-row table:style-name="ro1">
          <table:table-cell office:value-type="string">
            <text:p>openmp_1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string">
            <text:p>openmp_8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string">
            <text:p>opencl</text:p>
          </table:table-cell>
          <table:table-cell table:number-columns-repeated="2"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experiment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ite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serial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table:number-columns-repeated="8"/>
        </table:table-row>
        <table:table-row table:style-name="ro1">
          <table:table-cell office:value-type="string">
            <text:p>openmp_1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string">
            <text:p>openmp_8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2.1">
            <text:p>2.1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string">
            <text:p>opencl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5">
            <text:p>5</text:p>
          </table:table-cell>
          <table:table-cell office:value-type="float" office:value="3.1">
            <text:p>3.1</text:p>
          </table:table-cell>
          <table:table-cell office:value-type="float" office:value="4.1">
            <text:p>4.1</text:p>
          </table:table-cell>
          <table:table-cell office:value-type="float" office:value="5.1">
            <text:p>5.1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00-00-00</text:date>, <text:time style:data-style-name="N2" text:time-value="17:00:05.120277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7-10-24T17:21:40.678109261</dc:date>
    <meta:editing-duration>PT6H59M45S</meta:editing-duration>
    <meta:editing-cycles>30</meta:editing-cycles>
    <meta:generator>LibreOffice/5.2.7.2$Linux_X86_64 LibreOffice_project/20$Build-2</meta:generator>
    <meta:document-statistic meta:table-count="3" meta:cell-count="122" meta:object-count="0"/>
  </office:meta>
</office:document-meta>
</file>